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ORCA P明朝" svg:font-family="'ORCA P明朝'" style:font-family-generic="roman" style:font-pitch="variable"/>
    <style:font-face style:name="ORCA Pゴシック" svg:font-family="'ORCA Pゴシック'" style:font-family-generic="swiss" style:font-pitch="variable"/>
    <style:font-face style:name="ORCA Pゴシック1" svg:font-family="'ORCA Pゴシック'" style:font-family-generic="system" style:font-pitch="variable"/>
  </office:font-face-decls>
  <office:automatic-styles>
    <style:style style:name="P1" style:family="paragraph" style:parent-style-name="Standard">
      <style:text-properties fo:font-size="96pt" style:font-size-asian="96pt" style:font-size-complex="9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これはテストドキュメントです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ORCA P明朝" svg:font-family="'ORCA P明朝'" style:font-family-generic="roman" style:font-pitch="variable"/>
    <style:font-face style:name="ORCA Pゴシック" svg:font-family="'ORCA Pゴシック'" style:font-family-generic="swiss" style:font-pitch="variable"/>
    <style:font-face style:name="ORCA Pゴシック1" svg:font-family="'ORCA Pゴシック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ORCA P明朝" fo:font-size="12pt" fo:language="en" fo:country="US" style:letter-kerning="true" style:font-name-asian="ORCA Pゴシック1" style:font-size-asian="10.5pt" style:language-asian="ja" style:country-asian="JP" style:font-name-complex="ORCA Pゴシック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ORCA Pゴシック" fo:font-size="14pt" style:font-name-asian="ORCA Pゴシック1" style:font-size-asian="14pt" style:font-name-complex="ORCA Pゴシック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10-03-30T13:46:30</meta:creation-date>
    <dc:date>2010-03-30T13:47:13</dc:date>
    <meta:editing-cycles>1</meta:editing-cycles>
    <meta:editing-duration>PT46S</meta:editing-duration>
    <meta:user-defined meta:name="情報 1"/>
    <meta:user-defined meta:name="情報 2"/>
    <meta:user-defined meta:name="情報 3"/>
    <meta:user-defined meta:name="情報 4"/>
    <meta:document-statistic meta:table-count="0" meta:image-count="0" meta:object-count="0" meta:page-count="1" meta:paragraph-count="1" meta:word-count="5" meta:character-count="15"/>
  </office:meta>
</office:document-meta>
</file>